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fd27b" officeooo:paragraph-rsid="000fd27b"/>
    </style:style>
    <style:style style:name="P5" style:family="paragraph" style:parent-style-name="Text_20_body">
      <style:paragraph-properties fo:text-align="start" style:justify-single-word="false"/>
      <style:text-properties style:font-name="Georgia" officeooo:rsid="000fd27b" officeooo:paragraph-rsid="000fd27b"/>
    </style:style>
    <style:style style:name="P6" style:family="paragraph" style:parent-style-name="Title">
      <style:text-properties style:font-name="Georgia" officeooo:rsid="000e0c26" officeooo:paragraph-rsid="000e0c26"/>
    </style:style>
    <style:style style:name="P7" style:family="paragraph" style:parent-style-name="Text_20_body">
      <style:paragraph-properties fo:text-align="start" style:justify-single-word="false"/>
      <style:text-properties style:font-name="Georgia" officeooo:rsid="000fd27b" officeooo:paragraph-rsid="000fd27b"/>
    </style:style>
    <style:style style:name="P8" style:family="paragraph" style:parent-style-name="Text_20_body">
      <style:paragraph-properties fo:text-align="start" style:justify-single-word="false"/>
      <style:text-properties style:font-name="Georgia" officeooo:paragraph-rsid="000fd27b"/>
    </style:style>
    <style:style style:name="T1" style:family="text">
      <style:text-properties officeooo:rsid="0012f517"/>
    </style:style>
    <style:style style:name="T2" style:family="text">
      <style:text-properties officeooo:rsid="0013ef77"/>
    </style:style>
    <style:style style:name="T3" style:family="text">
      <style:text-properties officeooo:rsid="0015ecee"/>
    </style:style>
    <style:style style:name="T4" style:family="text">
      <style:text-properties officeooo:rsid="0016e02c"/>
    </style:style>
    <style:style style:name="T5" style:family="text">
      <style:text-properties fo:font-style="italic" officeooo:rsid="0016e02c" style:font-style-asian="italic" style:font-style-complex="italic"/>
    </style:style>
    <style:style style:name="T6" style:family="text">
      <style:text-properties fo:font-style="italic" officeooo:rsid="001c619c" style:font-style-asian="italic" style:font-style-complex="italic"/>
    </style:style>
    <style:style style:name="T7" style:family="text">
      <style:text-properties fo:font-style="italic" officeooo:rsid="001fe227" style:font-style-asian="italic" style:font-style-complex="italic"/>
    </style:style>
    <style:style style:name="T8" style:family="text">
      <style:text-properties fo:font-style="italic" officeooo:rsid="002163b8" style:font-style-asian="italic" style:font-style-complex="italic"/>
    </style:style>
    <style:style style:name="T9" style:family="text">
      <style:text-properties fo:font-style="italic" officeooo:rsid="0026677b" style:font-style-asian="italic" style:font-style-complex="italic"/>
    </style:style>
    <style:style style:name="T10" style:family="text">
      <style:text-properties fo:font-style="italic" officeooo:rsid="0031f034" style:font-style-asian="italic" style:font-style-complex="italic"/>
    </style:style>
    <style:style style:name="T11" style:family="text">
      <style:text-properties fo:font-style="italic" officeooo:rsid="0036e95c" style:font-style-asian="italic" style:font-style-complex="italic"/>
    </style:style>
    <style:style style:name="T12" style:family="text">
      <style:text-properties fo:font-style="italic" officeooo:rsid="003da1c5" style:font-style-asian="italic" style:font-style-complex="italic"/>
    </style:style>
    <style:style style:name="T13" style:family="text">
      <style:text-properties fo:font-style="normal" officeooo:rsid="0016e02c" style:font-style-asian="normal" style:font-style-complex="normal"/>
    </style:style>
    <style:style style:name="T14" style:family="text">
      <style:text-properties fo:font-style="normal" officeooo:rsid="00187f50" style:font-style-asian="normal" style:font-style-complex="normal"/>
    </style:style>
    <style:style style:name="T15" style:family="text">
      <style:text-properties fo:font-style="normal" officeooo:rsid="001887a0" style:font-style-asian="normal" style:font-style-complex="normal"/>
    </style:style>
    <style:style style:name="T16" style:family="text">
      <style:text-properties fo:font-style="normal" officeooo:rsid="001a1c88" style:font-style-asian="normal" style:font-style-complex="normal"/>
    </style:style>
    <style:style style:name="T17" style:family="text">
      <style:text-properties fo:font-style="normal" officeooo:rsid="001ad0bd" style:font-style-asian="normal" style:font-style-complex="normal"/>
    </style:style>
    <style:style style:name="T18" style:family="text">
      <style:text-properties fo:font-style="normal" officeooo:rsid="001b3dcc" style:font-style-asian="normal" style:font-style-complex="normal"/>
    </style:style>
    <style:style style:name="T19" style:family="text">
      <style:text-properties fo:font-style="normal" officeooo:rsid="001c619c" style:font-style-asian="normal" style:font-style-complex="normal"/>
    </style:style>
    <style:style style:name="T20" style:family="text">
      <style:text-properties fo:font-style="normal" officeooo:rsid="001d9cdc" style:font-style-asian="normal" style:font-style-complex="normal"/>
    </style:style>
    <style:style style:name="T21" style:family="text">
      <style:text-properties fo:font-style="normal" officeooo:rsid="001ee099" style:font-style-asian="normal" style:font-style-complex="normal"/>
    </style:style>
    <style:style style:name="T22" style:family="text">
      <style:text-properties fo:font-style="normal" officeooo:rsid="001f01aa" style:font-style-asian="normal" style:font-style-complex="normal"/>
    </style:style>
    <style:style style:name="T23" style:family="text">
      <style:text-properties fo:font-style="normal" officeooo:rsid="001fe227" style:font-style-asian="normal" style:font-style-complex="normal"/>
    </style:style>
    <style:style style:name="T24" style:family="text">
      <style:text-properties fo:font-style="normal" officeooo:rsid="002163b8" style:font-style-asian="normal" style:font-style-complex="normal"/>
    </style:style>
    <style:style style:name="T25" style:family="text">
      <style:text-properties fo:font-style="normal" officeooo:rsid="0022ba4b" style:font-style-asian="normal" style:font-style-complex="normal"/>
    </style:style>
    <style:style style:name="T26" style:family="text">
      <style:text-properties fo:font-style="normal" officeooo:rsid="0024b730" style:font-style-asian="normal" style:font-style-complex="normal"/>
    </style:style>
    <style:style style:name="T27" style:family="text">
      <style:text-properties fo:font-style="normal" officeooo:rsid="0024b770" style:font-style-asian="normal" style:font-style-complex="normal"/>
    </style:style>
    <style:style style:name="T28" style:family="text">
      <style:text-properties fo:font-style="normal" officeooo:rsid="00264ebf" style:font-style-asian="normal" style:font-style-complex="normal"/>
    </style:style>
    <style:style style:name="T29" style:family="text">
      <style:text-properties fo:font-style="normal" officeooo:rsid="0026677b" style:font-style-asian="normal" style:font-style-complex="normal"/>
    </style:style>
    <style:style style:name="T30" style:family="text">
      <style:text-properties fo:font-style="normal" officeooo:rsid="002759e5" style:font-style-asian="normal" style:font-style-complex="normal"/>
    </style:style>
    <style:style style:name="T31" style:family="text">
      <style:text-properties fo:font-style="normal" officeooo:rsid="00295352" style:font-style-asian="normal" style:font-style-complex="normal"/>
    </style:style>
    <style:style style:name="T32" style:family="text">
      <style:text-properties fo:font-style="normal" officeooo:rsid="002aef9b" style:font-style-asian="normal" style:font-style-complex="normal"/>
    </style:style>
    <style:style style:name="T33" style:family="text">
      <style:text-properties fo:font-style="normal" officeooo:rsid="002c64bd" style:font-style-asian="normal" style:font-style-complex="normal"/>
    </style:style>
    <style:style style:name="T34" style:family="text">
      <style:text-properties fo:font-style="normal" officeooo:rsid="002d0e8b" style:font-style-asian="normal" style:font-style-complex="normal"/>
    </style:style>
    <style:style style:name="T35" style:family="text">
      <style:text-properties fo:font-style="normal" officeooo:rsid="002eb4d6" style:font-style-asian="normal" style:font-style-complex="normal"/>
    </style:style>
    <style:style style:name="T36" style:family="text">
      <style:text-properties fo:font-style="normal" officeooo:rsid="002f6c44" style:font-style-asian="normal" style:font-style-complex="normal"/>
    </style:style>
    <style:style style:name="T37" style:family="text">
      <style:text-properties fo:font-style="normal" officeooo:rsid="003067f3" style:font-style-asian="normal" style:font-style-complex="normal"/>
    </style:style>
    <style:style style:name="T38" style:family="text">
      <style:text-properties fo:font-style="normal" officeooo:rsid="0031d55b" style:font-style-asian="normal" style:font-style-complex="normal"/>
    </style:style>
    <style:style style:name="T39" style:family="text">
      <style:text-properties fo:font-style="normal" officeooo:rsid="0031f034" style:font-style-asian="normal" style:font-style-complex="normal"/>
    </style:style>
    <style:style style:name="T40" style:family="text">
      <style:text-properties fo:font-style="normal" officeooo:rsid="00352c3c" style:font-style-asian="normal" style:font-style-complex="normal"/>
    </style:style>
    <style:style style:name="T41" style:family="text">
      <style:text-properties fo:font-style="normal" officeooo:rsid="0036e95c" style:font-style-asian="normal" style:font-style-complex="normal"/>
    </style:style>
    <style:style style:name="T42" style:family="text">
      <style:text-properties fo:font-style="normal" officeooo:rsid="0038dd5b" style:font-style-asian="normal" style:font-style-complex="normal"/>
    </style:style>
    <style:style style:name="T43" style:family="text">
      <style:text-properties fo:font-style="normal" officeooo:rsid="003a81d9" style:font-style-asian="normal" style:font-style-complex="normal"/>
    </style:style>
    <style:style style:name="T44" style:family="text">
      <style:text-properties fo:font-style="normal" officeooo:rsid="003aa560" style:font-style-asian="normal" style:font-style-complex="normal"/>
    </style:style>
    <style:style style:name="T45" style:family="text">
      <style:text-properties fo:font-style="normal" officeooo:rsid="003da1c5" style:font-style-asian="normal" style:font-style-complex="normal"/>
    </style:style>
    <style:style style:name="T46" style:family="text">
      <style:text-properties fo:font-style="normal" officeooo:rsid="003f7bbe" style:font-style-asian="normal" style:font-style-complex="normal"/>
    </style:style>
    <style:style style:name="T47" style:family="text">
      <style:text-properties fo:font-style="normal" officeooo:rsid="00416dc7" style:font-style-asian="normal" style:font-style-complex="normal"/>
    </style:style>
    <style:style style:name="T48" style:family="text">
      <style:text-properties fo:font-style="normal" officeooo:rsid="0041ee97" style:font-style-asian="normal" style:font-style-complex="normal"/>
    </style:style>
    <style:style style:name="T49" style:family="text">
      <style:text-properties fo:font-style="normal" officeooo:rsid="00438e73" style:font-style-asian="normal" style:font-style-complex="normal"/>
    </style:style>
    <style:style style:name="T50" style:family="text">
      <style:text-properties officeooo:rsid="000fd2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 The Dead Of Night</text:p>
      <text:p text:style-name="P3">219</text:p>
      <text:p text:style-name="P4">by Kyle Eggleston</text:p>
      <text:p text:style-name="P4"/>
      <text:p text:style-name="P8"><text:span text:style-name="T50"><text:tab/></text:span><text:span text:style-name="T1">Ketish was on a spacewalk outside of Crimson Gamma. He was walking near the main reactor core at the moment. </text:span><text:span text:style-name="T2">It had taken him two hours and forty minutes to walk the entire length of the station. It was a rather long station, so the time was understandable. </text:span><text:span text:style-name="T3">As he walked there was a static sound in his helmet, someone was trying to contact him. Ketish boosted the gain on his radio.</text:span></text:p>
      <text:p text:style-name="P5"><text:tab/>“<text:span text:style-name="T3">Come in Ketish.” Jack O’Brien’s voice came over the short wave. “I repeat, come in Ketish. Please answer if you can hear me.”</text:span></text:p>
      <text:p text:style-name="P5"><text:tab/>“<text:span text:style-name="T3">I can hear you Jack. What do you want?” Ketish asked.</text:span></text:p>
      <text:p text:style-name="P5"><text:tab/><text:span text:style-name="T3">Jack sighed. “Finally.” He said. “I’ve been trying to contact you for over an hour. What the hell do you think you’re doing?!” </text:span><text:span text:style-name="T4">Jack asked.</text:span></text:p>
      <text:p text:style-name="P5"><text:tab/><text:span text:style-name="T4">Ketish shrugged. “Going for a walk.” He replied. “Isn’t that what you humans refer to it as? Going for a walk?”</text:span></text:p>
      <text:p text:style-name="P5"><text:tab/><text:span text:style-name="T4">Jack was frustrated. “Yes, that’s what it’s called. But we usually do it </text:span><text:span text:style-name="T5">inside</text:span><text:span text:style-name="T13">, where it’s safe!” He yelled. “Come back to the airlock at once. You’re under my protection until a rescue ship comes for you. You’re the leader of a world for heaven’s sake!”</text:span></text:p>
      <text:p text:style-name="P5"><text:span text:style-name="T13"><text:tab/></text:span><text:span text:style-name="T14">Ketish muttered something under his breath. Jack didn’t quite catch what he said, but he guessed he had called him a killjoy. It was appropriate considering what Jack was trying to do, get Ketish to come back inside the station for his own safety. “Fine, I will return.” He said. “Heading back now.” Activating his thrusters on his pack, Ketish floated away from the station and towards the airlock he had exited from. The jet pack made his trip much faster than walking all the way back.</text:span></text:p>
      <text:p text:style-name="P5"><text:span text:style-name="T14"><text:tab/></text:span><text:span text:style-name="T15">Jack nodded his approval. “Good, thank you Ketish.”</text:span></text:p>
      <text:p text:style-name="P5"><text:span text:style-name="T15"><text:tab/></text:span><text:span text:style-name="T16">Ketish scoffed. “Oh I not do</text:span><text:span text:style-name="T20">ing</text:span><text:span text:style-name="T16"> it for you Jack. I only did it because I am running out of oxygen. You really need to look into boosting the oxygen capacity on these suits. You never know how long you might be out here say doing repairs for instance.”</text:span></text:p>
      <text:p text:style-name="P5"><text:soft-page-break/><text:span text:style-name="T16"><text:tab/>“Never mind that.” Jack said. “I can see you’re in the airlock. That’s all which matters. </text:span><text:span text:style-name="T17">I would appreciate it if you would come visit my office when you have a chance. Nothing too important, just need to catch up on some … paperwork with you.”</text:span></text:p>
      <text:p text:style-name="P5"><text:span text:style-name="T17"><text:tab/>Ketish sighed. “I’ll be there.” </text:span><text:span text:style-name="T18">Removing his helmet, Ketish breathed in the recycled air the station put forth. He was not a fan of </text:span><text:span text:style-name="T19">recycled air. Ketish preferred the air on Dubor not some crummy space station where he had no control over … </text:span><text:span text:style-name="T6">anything</text:span><text:span text:style-name="T19">. “</text:span><text:span text:style-name="T21">Paperwork.” Ketish scoffed. “Right, that’s what he wants to talk about.” </text:span><text:span text:style-name="T22">He exited the airlock to change into more official clothing.</text:span></text:p>
      <text:p text:style-name="P5"><text:span text:style-name="T22"><text:tab/></text:span><text:span text:style-name="T23">After changing, Ketish was ready to meet with the major. But decided to stop in on someone else </text:span><text:span text:style-name="T7">first</text:span><text:span text:style-name="T23">. Walking up to Grilka’s quarters, Ketish rang the door </text:span><text:span text:style-name="T24">chime</text:span><text:span text:style-name="T23">. </text:span><text:span text:style-name="T24">He waited patiently for Grilka to answer. He was certain she had asked the computer who was at her door and was hesitating on answering because it was </text:span><text:span text:style-name="T8">him</text:span><text:span text:style-name="T24">. </text:span><text:span text:style-name="T25">Ketish tapped his finger on the door, his claws tapped loudly.</text:span></text:p>
      <text:p text:style-name="P5"><text:span text:style-name="T25"><text:tab/>The door opened. Grilka stared Ketish in the eyes. “What do you want?” She asked.</text:span></text:p>
      <text:p text:style-name="P5"><text:span text:style-name="T25"><text:tab/></text:span><text:span text:style-name="T26">Ketish grinned. “I wanted to check in on you, as usual.” He said. “How have you been Grilka?”</text:span></text:p>
      <text:p text:style-name="P5"><text:span text:style-name="T26"><text:tab/>Grilka scoffed and spat on the ground. “You are not welcome here!” She exclaimed. Grilka turned to leave. As the door began to close, Ketish hurried inside her quarters. He wasn’t done talking with her yet.</text:span></text:p>
      <text:p text:style-name="P5"><text:span text:style-name="T26"><text:tab/></text:span><text:span text:style-name="T27">“Grilka, wait.” Ketish said as he approached her. “I’m concerned with your safety. That World Eater could have killed you with the rest of these humans and other aliens on this station.”</text:span></text:p>
      <text:p text:style-name="P5"><text:span text:style-name="T27"><text:tab/></text:span><text:span text:style-name="T28">Grilka turned around to face Ketish. Her eyes lit like fire. “You would have been destroyed as well.” She said. “Why are you and your officers still here?” She folded her arms and waited for a response.</text:span></text:p>
      <text:p text:style-name="P5"><text:span text:style-name="T28"><text:tab/>“</text:span><text:span text:style-name="T29">A ship has yet to arrive from the Dubor home world.” Ketish said. “I had to come. I had to make sure O”Brien’s life is preserved. The prophecy </text:span><text:span text:style-name="T9">must</text:span><text:span text:style-name="T29"> be fulfilled!” He slammed his fist against the main door. “You do not know what’s at stake here Grilka. Don’t pretend that you do!”</text:span></text:p>
      <text:p text:style-name="P5"><text:span text:style-name="T29"><text:tab/></text:span><text:span text:style-name="T30">Grilka approached Ketish, she placed her hand on his face. “My dear Ketish.” She said. “I understand more than you may ever know.” She scratched her claws down the side of his face lightly scratching his face. It wouldn’t leave a mark, but it made her message clear. Maybe a little too clear. She had just tipped her hat that she knew something. Something Ketish didn’t expect her to know.</text:span></text:p>
      <text:p text:style-name="P5"><text:span text:style-name="T30"><text:tab/>“</text:span><text:span text:style-name="T31">What did you say?” Ketish asked. He rested his hand on Grilka’s cheek.</text:span></text:p>
      <text:p text:style-name="P5"><text:soft-page-break/><text:span text:style-name="T31"><text:tab/></text:span><text:span text:style-name="T32">Grilka felt a lump form in her throat. She turned away. “Nothing.” She said. “I said nothing.” She walked over to a couch and sat down. What had she just done? She wondered.</text:span></text:p>
      <text:p text:style-name="P5"><text:span text:style-name="T32"><text:tab/></text:span><text:span text:style-name="T33">Reaching into his pocket, Ketish grabbed a vial. He put some of the drug on his finger and placed it up to Grilka’s nose. She breathed it in. He too took some of the drug. As they collapsed to the floor they entered a trance.</text:span></text:p>
      <text:p text:style-name="P5"><text:span text:style-name="T33"><text:tab/>“</text:span><text:span text:style-name="T34">Frack!” Grilka said as she saw where she was. She was standing on a high black mountain top. Ketish was standing beside her. “What have you done!” </text:span><text:span text:style-name="T35">This was not the usual effect the medicine gave her, this was something completely different.</text:span></text:p>
      <text:p text:style-name="P5"><text:span text:style-name="T34"><text:tab/>Ketish smiled. “Just a little communication that only our kind knows how to.” </text:span><text:span text:style-name="T36">He said. “It’s a new medicine I developed, helps us communicate through emotion, feeling, and thought. It’s rather … effective.”</text:span></text:p>
      <text:p text:style-name="P5"><text:span text:style-name="T36"><text:tab/>“</text:span><text:span text:style-name="T37">Okay … but, why a black mountain?” Grilka asked.</text:span></text:p>
      <text:p text:style-name="P5"><text:span text:style-name="T37"><text:tab/></text:span><text:span text:style-name="T38">Ketish shrugged. “Why not?” He said. “Think of it as a symbol of our people. Maybe you’ll see it, maybe you won’t. The mountain doesn’t matter. We can be anywhere you wish to be in this trip.”</text:span></text:p>
      <text:p text:style-name="P5"><text:span text:style-name="T38"><text:tab/></text:span><text:span text:style-name="T39">They found themselves standing in the middle of the Main Gallery on Crimson Gamma.</text:span></text:p>
      <text:p text:style-name="P5"><text:span text:style-name="T39"><text:tab/>“I wish to be here.” Grilka said.</text:span></text:p>
      <text:p text:style-name="P5"><text:span text:style-name="T39"><text:tab/>Ketish rubbed his chin. “Interesting. You </text:span><text:span text:style-name="T10">would</text:span><text:span text:style-name="T39"> want to be among </text:span><text:span text:style-name="T10">them</text:span><text:span text:style-name="T39">.” He said. “</text:span><text:span text:style-name="T40">Enough distractions. What. Do. You. Know.” He stared her down. </text:span><text:span text:style-name="T41">Reaching out, he placed three fingers on Grilka’s forehead. He pressed his fingers </text:span><text:span text:style-name="T11">into</text:span><text:span text:style-name="T41"> her head and saw all that was there.</text:span></text:p>
      <text:p text:style-name="P5"><text:span text:style-name="T41"><text:tab/></text:span><text:span text:style-name="T42">Grilka flinched, she tried to resist the mind probe but was unable to. Screaming into the void, she couldn’t do anything about it.</text:span></text:p>
      <text:p text:style-name="P5"><text:span text:style-name="T42"><text:tab/>“Relax.” Ketish said. He placed his other hand behind her head supporting it. “We’ll be done soon enou …” He paused. “Oh, so you know the truth about Jack.” He finally said. “</text:span><text:span text:style-name="T43">That is unfortunate.” Ketish released Grilka.</text:span></text:p>
      <text:p text:style-name="P5"><text:span text:style-name="T43"><text:tab/>Grilka took a big step back. “What the shilock!” She exclaimed. “How dare you invade my mind like that!”</text:span></text:p>
      <text:p text:style-name="P5"><text:span text:style-name="T43"><text:tab/></text:span><text:span text:style-name="T44">Ketish </text:span><text:span text:style-name="T45">shook his head. “You shouldn’t have kept that from me. That you know O’Brien is a clone. It shouldn’t matter of course, the real Jack O’Brien is safe on Dubor where </text:span><text:span text:style-name="T12">you</text:span><text:span text:style-name="T45"> will never find him.” He said to Grilka. “</text:span><text:span text:style-name="T46">It really doesn’t matter though, you fell in love with a clone not the real Jack O’Brien. So what do you care?”</text:span></text:p>
      <text:p text:style-name="P5"><text:span text:style-name="T46"><text:tab/>Grilka frowned. Ketish had a point. A solid point at that. The real Jack O’Brien and the clone of him were two different people now. So different that she preferred the clone.</text:span></text:p>
      <text:p text:style-name="P5"><text:soft-page-break/><text:span text:style-name="T46"><text:tab/>“</text:span><text:span text:style-name="T47">But if you know.” Ketish continued. “Then Jack knows.” He paused as the pieces fell into place. “I am not sure I like the thought of this. I will have to consider the matter in more depth.” He clapped his hands.</text:span></text:p>
      <text:p text:style-name="P5"><text:span text:style-name="T47"><text:tab/>Grilka and Ketish woke from their drug trip. They were laying on the floor of Grilka’s quarters after having collapsed into their drug induced trance. </text:span><text:span text:style-name="T48">Standing up, Ketish looked at Grilka. Without a word he left her quarters.</text:span></text:p>
      <text:p text:style-name="P5"><text:span text:style-name="T48"><text:tab/></text:span><text:span text:style-name="T49">Grilka stood up and walked over to her computer. “Grilka to O’Brien. Ketish knows. I repeat, Ketish know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4</text:page-count>) <text:date style:data-style-name="N37" text:date-value="2026-02-08T19:16:16.836536522">02/08/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8T19:16:16.765572016</dc:date>
    <meta:editing-duration>PT5H26M22S</meta:editing-duration>
    <meta:editing-cycles>55</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42" meta:word-count="1354" meta:character-count="7479" meta:non-whitespace-character-count="6130"/>
  </office:meta>
</office:document-meta>
</file>